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hadow="none"/>
    </style:style>
    <style:style style:name="Table1.A" style:family="table-column">
      <style:table-column-properties style:column-width="2.1826in"/>
    </style:style>
    <style:style style:name="Table1.B" style:family="table-column">
      <style:table-column-properties style:column-width="1.2236in"/>
    </style:style>
    <style:style style:name="Table1.C" style:family="table-column">
      <style:table-column-properties style:column-width="2.0083in"/>
    </style:style>
    <style:style style:name="Table1.D" style:family="table-column">
      <style:table-column-properties style:column-width="0.7604in"/>
    </style:style>
    <style:style style:name="Table1.E" style:family="table-column">
      <style:table-column-properties style:column-width="0.75in"/>
    </style:style>
    <style:style style:name="Table1.A1" style:family="table-cell">
      <style:table-cell-properties style:vertical-align="middle" fo:background-color="transparent" style:border-line-width-left="0.0104in 0.0104in 0.0007in" style:border-line-width-top="0.0104in 0.0104in 0.0007in" style:border-line-width-bottom="0.0104in 0.0104in 0.0007in" fo:padding="0.0201in" fo:border-left="0.3pt double #000080" fo:border-right="none" fo:border-top="0.3pt double #000080" fo:border-bottom="0.3pt double #000080">
        <style:background-image/>
      </style:table-cell-properties>
    </style:style>
    <style:style style:name="Table1.B1" style:family="table-cell">
      <style:table-cell-properties style:vertical-align="middle" style:border-line-width-left="0.0104in 0.0104in 0.0007in" style:border-line-width-top="0.0104in 0.0104in 0.0007in" style:border-line-width-bottom="0.0104in 0.0104in 0.0007in" fo:padding="0.0201in" fo:border-left="0.3pt double #000080" fo:border-right="none" fo:border-top="0.3pt double #000080" fo:border-bottom="0.3pt double #000080"/>
    </style:style>
    <style:style style:name="Table1.C1" style:family="table-cell">
      <style:table-cell-properties style:vertical-align="middle" style:border-line-width-left="0.0104in 0.0104in 0.0007in" style:border-line-width-top="0.0104in 0.0104in 0.0007in" style:border-line-width-bottom="0.0104in 0.0104in 0.0007in" fo:padding="0.0201in" fo:border-left="0.3pt double #000080" fo:border-right="none" fo:border-top="0.3pt double #000080" fo:border-bottom="0.3pt double #000080"/>
    </style:style>
    <style:style style:name="Table1.D1" style:family="table-cell">
      <style:table-cell-properties style:vertical-align="middle" style:border-line-width-left="0.0104in 0.0104in 0.0007in" style:border-line-width-top="0.0104in 0.0104in 0.0007in" style:border-line-width-bottom="0.0104in 0.0104in 0.0007in" fo:padding="0.0201in" fo:border-left="0.3pt double #000080" fo:border-right="none" fo:border-top="0.3pt double #000080" fo:border-bottom="0.3pt double #000080"/>
    </style:style>
    <style:style style:name="Table1.E1" style:family="table-cell">
      <style:table-cell-properties style:vertical-align="middle" style:border-line-width="0.0104in 0.0104in 0.0007in" fo:padding="0.0201in" fo:border="0.3pt double #000080"/>
    </style:style>
    <style:style style:name="Table1.A2"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2"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2"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2"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2"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3"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3"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3"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3"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3"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4"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4"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4"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4"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4"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5"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5"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5"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5"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5"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6"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6"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6"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6"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6"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7"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7"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7"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7"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7"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Table1.A8"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B8"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C8"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D8" style:family="table-cell">
      <style:table-cell-properties style:vertical-align="middle" style:border-line-width-left="0.0104in 0.0104in 0.0007in" style:border-line-width-bottom="0.0104in 0.0104in 0.0007in" fo:padding="0.0201in" fo:border-left="0.3pt double #000080" fo:border-right="none" fo:border-top="none" fo:border-bottom="0.3pt double #000080"/>
    </style:style>
    <style:style style:name="Table1.E8" style:family="table-cell">
      <style:table-cell-properties style:vertical-align="middle" style:border-line-width-left="0.0104in 0.0104in 0.0007in" style:border-line-width-right="0.0104in 0.0104in 0.0007in" style:border-line-width-bottom="0.0104in 0.0104in 0.0007in" fo:padding="0.0201in" fo:border-left="0.3pt double #000080" fo:border-right="0.3pt double #000080" fo:border-top="none" fo:border-bottom="0.3pt double #000080"/>
    </style:style>
    <style:style style:name="P1" style:family="paragraph" style:parent-style-name="Standard">
      <style:text-properties fo:font-weight="bold" officeooo:paragraph-rsid="000c0e29" style:font-weight-asian="bold" style:font-weight-complex="bold"/>
    </style:style>
    <style:style style:name="P2" style:family="paragraph" style:parent-style-name="Text_20_body">
      <style:text-properties officeooo:paragraph-rsid="000b3da4"/>
    </style:style>
    <style:style style:name="P3" style:family="paragraph" style:parent-style-name="Text_20_body">
      <style:text-properties officeooo:paragraph-rsid="000c0e29"/>
    </style:style>
    <style:style style:name="P4" style:family="paragraph" style:parent-style-name="Text_20_body">
      <style:text-properties officeooo:paragraph-rsid="000c7f7c"/>
    </style:style>
    <style:style style:name="P5" style:family="paragraph" style:parent-style-name="Text_20_body">
      <style:text-properties officeooo:paragraph-rsid="001134d5"/>
    </style:style>
    <style:style style:name="P6" style:family="paragraph" style:parent-style-name="Text_20_body">
      <style:text-properties officeooo:paragraph-rsid="0012ea54"/>
    </style:style>
    <style:style style:name="P7" style:family="paragraph" style:parent-style-name="Text_20_body">
      <style:text-properties fo:font-weight="bold" officeooo:paragraph-rsid="000c7f7c" style:font-weight-asian="bold" style:font-weight-complex="bold"/>
    </style:style>
    <style:style style:name="P8" style:family="paragraph" style:parent-style-name="Text_20_body">
      <style:text-properties fo:font-weight="bold" officeooo:paragraph-rsid="000b3da4" style:font-weight-asian="bold" style:font-weight-complex="bold"/>
    </style:style>
    <style:style style:name="P9" style:family="paragraph" style:parent-style-name="Text_20_body">
      <style:text-properties fo:font-weight="bold" officeooo:paragraph-rsid="000e18c9" style:font-weight-asian="bold" style:font-weight-complex="bold"/>
    </style:style>
    <style:style style:name="P10" style:family="paragraph" style:parent-style-name="Text_20_body">
      <style:text-properties fo:font-weight="bold" officeooo:paragraph-rsid="000c0e29" style:font-weight-asian="bold" style:font-weight-complex="bold"/>
    </style:style>
    <style:style style:name="P11" style:family="paragraph" style:parent-style-name="Text_20_body">
      <style:text-properties fo:font-weight="bold" officeooo:paragraph-rsid="00103e5a" style:font-weight-asian="bold" style:font-weight-complex="bold"/>
    </style:style>
    <style:style style:name="P12" style:family="paragraph" style:parent-style-name="Text_20_body">
      <style:text-properties fo:font-weight="bold" officeooo:paragraph-rsid="001134d5" style:font-weight-asian="bold" style:font-weight-complex="bold"/>
    </style:style>
    <style:style style:name="P13" style:family="paragraph" style:parent-style-name="Text_20_body">
      <style:text-properties fo:font-weight="bold" officeooo:paragraph-rsid="0011ccfe" style:font-weight-asian="bold" style:font-weight-complex="bold"/>
    </style:style>
    <style:style style:name="P14" style:family="paragraph" style:parent-style-name="Text_20_body">
      <style:text-properties fo:font-weight="bold" officeooo:paragraph-rsid="0012ea54" style:font-weight-asian="bold" style:font-weight-complex="bold"/>
    </style:style>
    <style:style style:name="P15" style:family="paragraph" style:parent-style-name="Text_20_body">
      <style:text-properties fo:font-weight="bold" officeooo:paragraph-rsid="00136c5e" style:font-weight-asian="bold" style:font-weight-complex="bold"/>
    </style:style>
    <style:style style:name="P16" style:family="paragraph" style:parent-style-name="Standard">
      <style:text-properties fo:font-weight="bold" officeooo:rsid="000c0e29" officeooo:paragraph-rsid="000c0e29" style:font-weight-asian="bold" style:font-weight-complex="bold"/>
    </style:style>
    <style:style style:name="P17" style:family="paragraph" style:parent-style-name="Standard">
      <style:text-properties fo:font-weight="bold" officeooo:rsid="001134d5" officeooo:paragraph-rsid="001134d5" style:font-weight-asian="bold" style:font-weight-complex="bold"/>
    </style:style>
    <style:style style:name="P18" style:family="paragraph" style:parent-style-name="Standard">
      <style:text-properties fo:font-weight="bold" officeooo:rsid="00136c5e" officeooo:paragraph-rsid="00136c5e" style:font-weight-asian="bold" style:font-weight-complex="bold"/>
    </style:style>
    <style:style style:name="P19" style:family="paragraph" style:parent-style-name="Standard">
      <style:text-properties fo:font-weight="bold" officeooo:rsid="0013b556" officeooo:paragraph-rsid="0013b556" style:font-weight-asian="bold" style:font-weight-complex="bold"/>
    </style:style>
    <style:style style:name="P20" style:family="paragraph" style:parent-style-name="Standard">
      <style:text-properties fo:font-weight="bold" officeooo:paragraph-rsid="001510ab" style:font-weight-asian="bold" style:font-weight-complex="bold"/>
    </style:style>
    <style:style style:name="P21" style:family="paragraph" style:parent-style-name="Standard">
      <style:text-properties officeooo:rsid="000c0e29" officeooo:paragraph-rsid="000c0e29"/>
    </style:style>
    <style:style style:name="P22" style:family="paragraph" style:parent-style-name="Standard">
      <style:text-properties officeooo:rsid="001134d5" officeooo:paragraph-rsid="001134d5"/>
    </style:style>
    <style:style style:name="P23" style:family="paragraph" style:parent-style-name="Standard">
      <style:text-properties officeooo:paragraph-rsid="001510ab"/>
    </style:style>
    <style:style style:name="P24" style:family="paragraph" style:parent-style-name="Standard">
      <style:text-properties officeooo:paragraph-rsid="00174a35"/>
    </style:style>
    <style:style style:name="P25" style:family="paragraph" style:parent-style-name="Standard">
      <style:text-properties officeooo:paragraph-rsid="0018dfbd"/>
    </style:style>
    <style:style style:name="P26" style:family="paragraph" style:parent-style-name="Text_20_body">
      <style:text-properties officeooo:rsid="000b3da4" officeooo:paragraph-rsid="000c7f7c"/>
    </style:style>
    <style:style style:name="P27" style:family="paragraph" style:parent-style-name="Text_20_body">
      <style:text-properties fo:font-weight="bold" officeooo:rsid="000c7f7c" officeooo:paragraph-rsid="000c7f7c" style:font-weight-asian="bold" style:font-weight-complex="bold"/>
    </style:style>
    <style:style style:name="P28" style:family="paragraph" style:parent-style-name="Text_20_body">
      <style:text-properties fo:font-weight="bold" officeooo:rsid="000e18c9" officeooo:paragraph-rsid="000e18c9" style:font-weight-asian="bold" style:font-weight-complex="bold"/>
    </style:style>
    <style:style style:name="P29" style:family="paragraph" style:parent-style-name="Text_20_body">
      <style:text-properties fo:font-weight="bold" officeooo:rsid="000c0e29" officeooo:paragraph-rsid="000c0e29" style:font-weight-asian="bold" style:font-weight-complex="bold"/>
    </style:style>
    <style:style style:name="P30" style:family="paragraph" style:parent-style-name="Text_20_body">
      <style:text-properties fo:font-weight="bold" officeooo:rsid="00103e5a" officeooo:paragraph-rsid="00103e5a" style:font-weight-asian="bold" style:font-weight-complex="bold"/>
    </style:style>
    <style:style style:name="P31" style:family="paragraph" style:parent-style-name="Text_20_body">
      <style:text-properties fo:font-weight="bold" officeooo:rsid="001134d5" officeooo:paragraph-rsid="001134d5" style:font-weight-asian="bold" style:font-weight-complex="bold"/>
    </style:style>
    <style:style style:name="P32" style:family="paragraph" style:parent-style-name="Text_20_body">
      <style:text-properties fo:font-weight="bold" officeooo:rsid="0011ccfe" officeooo:paragraph-rsid="0011ccfe" style:font-weight-asian="bold" style:font-weight-complex="bold"/>
    </style:style>
    <style:style style:name="P33" style:family="paragraph" style:parent-style-name="Text_20_body">
      <style:text-properties fo:font-weight="bold" officeooo:rsid="0012ea54" officeooo:paragraph-rsid="0016ce77" style:font-weight-asian="bold" style:font-weight-complex="bold"/>
    </style:style>
    <style:style style:name="P34" style:family="paragraph" style:parent-style-name="Text_20_body">
      <style:text-properties fo:font-weight="bold" officeooo:rsid="00136c5e" officeooo:paragraph-rsid="00136c5e" style:font-weight-asian="bold" style:font-weight-complex="bold"/>
    </style:style>
    <style:style style:name="P35" style:family="paragraph" style:parent-style-name="Text_20_body">
      <style:text-properties fo:font-weight="bold" officeooo:paragraph-rsid="001510ab" style:font-weight-asian="bold" style:font-weight-complex="bold"/>
    </style:style>
    <style:style style:name="P36" style:family="paragraph" style:parent-style-name="Text_20_body">
      <style:text-properties officeooo:rsid="000c0e29" officeooo:paragraph-rsid="000c0e29"/>
    </style:style>
    <style:style style:name="P37" style:family="paragraph" style:parent-style-name="Text_20_body">
      <style:text-properties officeooo:rsid="0011ccfe" officeooo:paragraph-rsid="0011ccfe"/>
    </style:style>
    <style:style style:name="P38" style:family="paragraph" style:parent-style-name="Text_20_body">
      <style:text-properties officeooo:rsid="0012ea54" officeooo:paragraph-rsid="0012ea54"/>
    </style:style>
    <style:style style:name="P39" style:family="paragraph" style:parent-style-name="Text_20_body">
      <style:text-properties officeooo:paragraph-rsid="001510ab"/>
    </style:style>
    <style:style style:name="P40" style:family="paragraph" style:parent-style-name="Text_20_body">
      <style:text-properties officeooo:paragraph-rsid="001134d5"/>
    </style:style>
    <style:style style:name="P41" style:family="paragraph" style:parent-style-name="Heading_20_4">
      <style:text-properties fo:font-weight="bold" officeooo:rsid="0013b556" officeooo:paragraph-rsid="0013b556" style:font-weight-asian="bold" style:font-weight-complex="bold"/>
    </style:style>
    <style:style style:name="P42" style:family="paragraph" style:parent-style-name="Table_20_Contents">
      <style:paragraph-properties fo:margin-top="0in" fo:margin-bottom="0.1965in" style:contextual-spacing="false"/>
    </style:style>
    <style:style style:name="P43" style:family="paragraph" style:parent-style-name="Table_20_Contents">
      <style:paragraph-properties fo:margin-top="0in" fo:margin-bottom="0.1965in" style:contextual-spacing="false"/>
      <style:text-properties officeooo:paragraph-rsid="001510ab"/>
    </style:style>
    <style:style style:name="T1" style:family="text">
      <style:text-properties officeooo:rsid="000b3da4"/>
    </style:style>
    <style:style style:name="T2" style:family="text">
      <style:text-properties officeooo:rsid="000c0e29"/>
    </style:style>
    <style:style style:name="T3" style:family="text">
      <style:text-properties officeooo:rsid="000c7f7c"/>
    </style:style>
    <style:style style:name="T4" style:family="text">
      <style:text-properties officeooo:rsid="000e18c9"/>
    </style:style>
    <style:style style:name="T5" style:family="text">
      <style:text-properties officeooo:rsid="000f5282"/>
    </style:style>
    <style:style style:name="T6" style:family="text">
      <style:text-properties officeooo:rsid="00103e5a"/>
    </style:style>
    <style:style style:name="T7" style:family="text">
      <style:text-properties officeooo:rsid="001134d5"/>
    </style:style>
    <style:style style:name="T8" style:family="text">
      <style:text-properties officeooo:rsid="0011ccfe"/>
    </style:style>
    <style:style style:name="T9" style:family="text">
      <style:text-properties officeooo:rsid="0012ea54"/>
    </style:style>
    <style:style style:name="T10" style:family="text">
      <style:text-properties officeooo:rsid="00136c5e"/>
    </style:style>
    <style:style style:name="T11" style:family="text">
      <style:text-properties fo:font-weight="bold" officeooo:rsid="000c0e29" style:font-weight-asian="bold" style:font-weight-complex="bold"/>
    </style:style>
    <style:style style:name="T12" style:family="text">
      <style:text-properties fo:font-weight="bold" officeooo:rsid="00103e5a" style:font-weight-asian="bold" style:font-weight-complex="bold"/>
    </style:style>
    <style:style style:name="T13" style:family="text">
      <style:text-properties fo:font-weight="bold" officeooo:rsid="0012ea54" style:font-weight-asian="bold" style:font-weight-complex="bold"/>
    </style:style>
    <style:style style:name="T14" style:family="text">
      <style:text-properties fo:font-weight="bold" officeooo:rsid="001510ab" style:font-weight-asian="bold" style:font-weight-complex="bold"/>
    </style:style>
    <style:style style:name="T15" style:family="text">
      <style:text-properties officeooo:rsid="001510ab"/>
    </style:style>
    <style:style style:name="T16" style:family="text">
      <style:text-properties fo:font-weight="normal" officeooo:rsid="001510ab" style:font-weight-asian="normal" style:font-weight-complex="normal"/>
    </style:style>
    <style:style style:name="T17" style:family="text">
      <style:text-properties fo:font-weight="normal" officeooo:rsid="00174a35" style:font-weight-asian="normal" style:font-weight-complex="normal"/>
    </style:style>
    <style:style style:name="T18" style:family="text">
      <style:text-properties fo:font-weight="normal" officeooo:rsid="0017d671" style:font-weight-asian="normal" style:font-weight-complex="normal"/>
    </style:style>
    <style:style style:name="T19" style:family="text">
      <style:text-properties fo:font-weight="normal" officeooo:rsid="0018dfbd" style:font-weight-asian="normal" style:font-weight-complex="normal"/>
    </style:style>
    <style:style style:name="T20" style:family="text">
      <style:text-properties officeooo:rsid="0016ce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Part5</text:span></text:span></text:p>
      <text:p text:style-name="Text_20_body"><text:span text:style-name="Strong_20_Emphasis">Set 10</text:span></text:p>
      <text:p text:style-name="Text_20_body">The source code for the AbstractGrid class is in Appendix D.</text:p>
      <text:p text:style-name="P2">1. Where is the isValid method specified? Which classes provide an implementation of this method?</text:p>
      <text:p text:style-name="P26">Whether the location is in the grid ?, </text:p>
      <text:p text:style-name="P7"><text:span text:style-name="T1"><text:s/></text:span><text:span text:style-name="T3">T</text:span><text:span text:style-name="T1">he </text:span><text:span text:style-name="T3">isValid method is specified in the Grid interface, the BoundedGrid and UnboundedGrid provide an implementations of this method</text:span><text:span text:style-name="T1">. </text:span></text:p>
      <text:p text:style-name="P8"/>
      <text:p text:style-name="P2">2. Which AbstractGrid methods call the isValid method? Why don't the other methods need to call it?</text:p>
      <text:p text:style-name="P7"><text:span text:style-name="T1">The getValidAdjacentLocations method calls it, because </text:span><text:span text:style-name="T3">getEmptyAdjacentLocations</text:span><text:span text:style-name="T1"> </text:span><text:span text:style-name="T3">and getOccupiedAdjacentLocations calls </text:span><text:span text:style-name="T1"><text:s/>the getValidAdjacentLocations method, </text:span><text:span text:style-name="T3">which means that they</text:span></text:p>
      <text:p text:style-name="P27">indirectly call the isValid method. The getNeighbors calls the getOcuppiedAdjacentLocations, so it also</text:p>
      <text:p text:style-name="P7"><text:span text:style-name="T3">indirectly calls the isValid method.</text:span><text:span text:style-name="T1"> </text:span></text:p>
      <text:p text:style-name="P8"/>
      <text:p text:style-name="P2">3. Which methods of the Grid interface are called in the getNeighbors method? Which classes provide implementations of these methods?</text:p>
      <text:p text:style-name="P8"><text:span text:style-name="T1">The get() method and getOccupidAdjacentLocations method of Grid interface are called in the getNerghbors. The BoundedGrid and UnboundedGrid provide the implementations </text:span><text:span text:style-name="T3">the get</text:span><text:span text:style-name="T1"> method</text:span><text:span text:style-name="T3">, </text:span></text:p>
      <text:p text:style-name="P27">the AbstractGrid provide the implementation of getOccupiedAdjacentLocations</text:p>
      <text:p text:style-name="P8"/>
      <text:p text:style-name="P2">4. Why must the get method, which returns an object of type E, be used in the getEmptyAdjacentLocations method when this method returns locations, not objects of type E?</text:p>
      <text:p text:style-name="P8"><text:span text:style-name="T1">Because the </text:span><text:span text:style-name="T3">get method returns the object of type E at the location in the grid if the location is</text:span></text:p>
      <text:p text:style-name="P7"><text:span text:style-name="T3">valid </text:span><text:span text:style-name="T4">but null if no object. And the getEmptyAdjacentLocations calls the get method to check the</text:span></text:p>
      <text:p text:style-name="P28">the location is empty, if the get method returns null, then the location is empty, it adds the location</text:p>
      <text:p text:style-name="P28">to the ArrrayList of location.</text:p>
      <text:p text:style-name="P8"/>
      <text:p text:style-name="P2"><text:line-break/>5. What would be the effect of replacing the constant Location.HALF_RIGHT with Location.RIGHT in the two places where it occurs in the getValidAdjacentLocations method?</text:p>
      <text:p text:style-name="P1"><text:span text:style-name="T4">The adjacent locations to test is only four, that are the north, south, east, west </text:span><text:span text:style-name="T2">locations, an</text:span><text:span text:style-name="T4">d</text:span><text:span text:style-name="T2"> return these locations which i</text:span><text:span text:style-name="T5">s </text:span><text:span text:style-name="T2">valid..</text:span></text:p>
      <text:p text:style-name="P16"/>
      <text:p text:style-name="P21"/>
      <text:p text:style-name="P21"/>
      <text:p text:style-name="P3"><text:soft-page-break/><text:span text:style-name="Strong_20_Emphasis"><text:span text:style-name="T2">Set 11</text:span></text:span></text:p>
      <text:p text:style-name="Text_20_body">The source code for the BoundedGrid class is in Appendix D.</text:p>
      <text:p text:style-name="P3">1. What ensures that a grid has at least one valid location?</text:p>
      <text:p text:style-name="P29">In the constructor of BoundedGrid class, the row and column of boundedgrid must be greater than</text:p>
      <text:p text:style-name="P29">zero, this ensure that a grid has at least one valid location. In the code :</text:p>
      <text:p text:style-name="P29"><text:s/>if (rows &lt;= 0)</text:p>
      <text:p text:style-name="P29"><text:s text:c="12"/>throw new IllegalArgumentException("rows &lt;= 0");</text:p>
      <text:p text:style-name="P29"><text:s text:c="8"/>if (cols &lt;= 0)</text:p>
      <text:p text:style-name="P29"><text:s text:c="12"/>throw new IllegalArgumentException("cols &lt;= 0");</text:p>
      <text:p text:style-name="P10"/>
      <text:p text:style-name="P10"/>
      <text:p text:style-name="P3">2. How is the number of columns in the grid determined by the getNumCols method? What assumption about the grid makes this possible?</text:p>
      <text:p text:style-name="P9"><text:span text:style-name="T2">The length of the occupantArray[0], <text:s/></text:span><text:span text:style-name="T4">the getNumCols method returns the length of occupantArray[0]</text:span></text:p>
      <text:p text:style-name="P9"><text:span text:style-name="T4">A</text:span><text:span text:style-name="T2">ccording to the constructor precondition, numRows() &gt; 0, so </text:span><text:span text:style-name="T4">BoundedGrid at least has one row and one column.</text:span></text:p>
      <text:p text:style-name="P10"/>
      <text:p text:style-name="P3">3. What are the requirements for a Location to be valid in a BoundedGrid?</text:p>
      <text:p text:style-name="P30">The row value of a location must be greater than or equals to zero and less than the size of the row</text:p>
      <text:p text:style-name="P30">of the BoundedGrid, and the column value of a location <text:s/>must be greater than or equals to zero and less than the size of the column of the BoundedGrid. </text:p>
      <text:p text:style-name="P3"/>
      <text:p text:style-name="P3">In the next four questions, let r = number of rows, c = number of columns, and n = number of occupied locations.</text:p>
      <text:p text:style-name="P3">4. What type is returned by the getOccupiedLocations method? What is the time complexity (Big-Oh) for this method?</text:p>
      <text:p text:style-name="P3"><text:span text:style-name="T11">The ArrayList</text:span><text:span text:style-name="T12">&lt;</text:span><text:span text:style-name="T11">location</text:span><text:span text:style-name="T12">&gt;</text:span><text:span text:style-name="T11"> is return, <text:s/>the time complexity </text:span><text:span text:style-name="T12">to </text:span><text:span text:style-name="T11">is </text:span><text:span text:style-name="T12">O</text:span><text:span text:style-name="T11">(rc)</text:span><text:span text:style-name="T2">.</text:span></text:p>
      <text:p text:style-name="P36"/>
      <text:p text:style-name="P3">5. What type is returned by the get method? What parameter is needed? What is the time complexity (Big-Oh) for this method?</text:p>
      <text:p text:style-name="P10"><text:span text:style-name="T2">The </text:span><text:span text:style-name="T3">object type </text:span><text:span text:style-name="T6">E is return. The parameter is Location loc. The time complexity is O(1).</text:span></text:p>
      <text:p text:style-name="P10"/>
      <text:p text:style-name="P3">6. What conditions may cause an exception to be thrown by the put method? What is the time complexity (Big-Oh) for this method?</text:p>
      <text:p text:style-name="P11"><text:soft-page-break/><text:span text:style-name="T3">The location loc is invalid </text:span><text:span text:style-name="T6">may</text:span><text:span text:style-name="T3"> cause an </text:span><text:span text:style-name="T6">IllegalArgumentException </text:span><text:span text:style-name="T3">exception </text:span><text:span text:style-name="T6">and the put object E is null cause an <text:s/>NullPointerException exception .</text:span><text:span text:style-name="T3">The time complexity is </text:span><text:span text:style-name="T6">O(1)</text:span></text:p>
      <text:p text:style-name="P10"/>
      <text:p text:style-name="P4">7. What type is returned by the remove method? What happens when an attempt is made to remove an item from an empty location? What is the time complexity (Big-Oh) for this method?</text:p>
      <text:p text:style-name="P11"><text:span text:style-name="T6">The object type E is return. </text:span><text:span text:style-name="T7">Since the object of a empty location is null, to remove a item from </text:span></text:p>
      <text:p text:style-name="P31">empty location it return null. The time complexity is O(1).</text:p>
      <text:p text:style-name="P4"><text:line-break/>8. Based on the answers to questions 4, 5, 6, and 7, would you consider this an efficient implementation? Justify your answer.</text:p>
      <text:p text:style-name="P17">Yes, the implementation is efficient, since only the <text:s/>getOccupiedLocations <text:s/>method's time complexity </text:p>
      <text:p text:style-name="P17">is O(rc), other method (get, put, remove ) all are O(1). To add or to remove an iterm into or from the</text:p>
      <text:p text:style-name="P17">BoundedGrid is very fast, the time complexity is constant.</text:p>
      <text:p text:style-name="P17"/>
      <text:p text:style-name="P22"/>
      <text:p text:style-name="P5"><text:span text:style-name="Strong_20_Emphasis"><text:span text:style-name="T7">Set 12</text:span></text:span></text:p>
      <text:p text:style-name="Text_20_body">The source code for the UnboundedGrid class is in Appendix D.</text:p>
      <text:p text:style-name="P5">1. Which method must the Location class implement so that an instance of HashMap can be used for the map? What would be required of the Location class if a TreeMap were used instead? Does Location satisfy these requirements?</text:p>
      <text:p text:style-name="P12"><text:span text:style-name="T7">The Location class must implements hashCode and equals method. </text:span><text:span text:style-name="T8">When two location is the same, the value of the hashCode is equal and the equals method returns true. If a TreeMap is used, the compareTo</text:span></text:p>
      <text:p text:style-name="P32">method must be implemented, so the Location has to implements the Compare interface. And the Location satisfy these requirements.</text:p>
      <text:p text:style-name="P12"/>
      <text:p text:style-name="P5">2. Why are the checks for null included in the get, put, and remove methods? Why are no such checks included in the corresponding methods for the BoundedGrid?</text:p>
      <text:p text:style-name="P37">Because the data structure of UnboundedGrid is HashMap, null is valid in the Map to be a key. <text:s/>Any no-null location in the UnboundedGrid is valid, for the isValid method always return true. But the null </text:p>
      <text:p text:style-name="P37">location is invalid in the UnboundedGrid, so in the get, put, reomve methods, it has to check wheter the</text:p>
      <text:p text:style-name="P37">location is null and throw a exception if it is.</text:p>
      <text:p text:style-name="P37"/>
      <text:p text:style-name="P13"><text:span text:style-name="T8">In the BoundedGrid, null location is invalid. If the location is null, then in the isValid metho, it return false. </text:span><text:span text:style-name="T9">If a location to calls the getRow or getCol method without check itself using isValid, it may</text:span></text:p>
      <text:p text:style-name="P6"><text:span text:style-name="T13">cause an exception</text:span><text:span text:style-name="T9">.</text:span></text:p>
      <text:p text:style-name="P38"/>
      <text:p text:style-name="P5"><text:soft-page-break/></text:p>
      <text:p text:style-name="P5">3. What is the average time complexity (Big-Oh) for the three methods: get, put, and remove? What would it be if a TreeMap were used instead of a HashMap?</text:p>
      <text:p text:style-name="P33">The average time complexity is O(1). <text:s/>If using the TreeMap, the average time complexity</text:p>
      <text:p text:style-name="P33"><text:s/>is O(lg n) n is the size of the accupantMap.</text:p>
      <text:p text:style-name="P5"/>
      <text:p text:style-name="P5">4. How would the behavior of this class differ, aside from time complexity, if a TreeMap were used instead of a HashMap?</text:p>
      <text:p text:style-name="P14"><text:span text:style-name="T9">The order </text:span><text:span text:style-name="T10">of </text:span><text:span text:style-name="T9">the occupant in the getOccupantLocations may be different sometimes.</text:span></text:p>
      <text:p text:style-name="P15"><text:span text:style-name="T9">Since </text:span><text:span text:style-name="T10">keys is in the hash table when using HashMap by calculating <text:s/>hashCode with hash function.</text:span></text:p>
      <text:p text:style-name="P34">Thus order of the key when traverses the keyset depends on the location in the hash table. While the keys is in the balance binary tree when using TreeMap by inserting key in ascending order, the order of the key when traverses th keyset depends on the traverse order. </text:p>
      <text:p text:style-name="P5"><text:line-break/>5. Could a map implementation be used for a bounded grid? What advantage, if any, would the two-dimensional array implementation that is used by the BoundedGrid class have over a map implementation?</text:p>
      <text:p text:style-name="P18">Yes, a map could be used for a bounded grid. </text:p>
      <text:p text:style-name="P19">The two-dimensional array only store the item, while the map store the key and the item,</text:p>
      <text:p text:style-name="P19">so the map require more memory. </text:p>
      <text:p text:style-name="P19"/>
      <text:h text:style-name="P41" text:outline-level="4"/>
      <text:h text:style-name="P41" text:outline-level="4"><text:bookmark text:name="Part5：GridDataStructures-Exercises"/>Exercises</text:h>
      <text:p text:style-name="P23"><text:span text:style-name="T14">1. </text:span><text:span text:style-name="T15">Implement the methods specified by the Grid interface using this data structure. Why is this a more time-efficient implementation than BoundedGrid?</text:span></text:p>
      <text:p text:style-name="P23"><text:span text:style-name="T15"/></text:p>
      <text:p text:style-name="P35">Let r = number of rows, c = number of columns, and n = number of occupied location<text:span text:style-name="T15">s.</text:span></text:p>
      <text:p text:style-name="P35"><text:span text:style-name="T15">If a program require a large bounded grid, and it often calls the the getOccupiedLocations()</text:span></text:p>
      <text:p text:style-name="P35"><text:span text:style-name="T15">method, the time complexity of </text:span><text:span text:style-name="T20">call it of </text:span><text:span text:style-name="T15">this implementation is O(r + n), but the time complexity </text:span></text:p>
      <text:p text:style-name="P35"><text:span text:style-name="T15">of the implementation of BoundGrid is O(r * c). So the implementation is more time-efficient</text:span></text:p>
      <text:p text:style-name="P35"><text:span text:style-name="T15">than BoundedGrid.</text:span></text:p>
      <text:p text:style-name="P20"><text:span text:style-name="T15"/></text:p>
      <text:p text:style-name="P23"><text:span text:style-name="T15"/></text:p>
      <text:p text:style-name="P23"><text:span text:style-name="T15"/></text:p>
      <text:p text:style-name="P39"><text:span text:style-name="T14">2. <text:s/></text:span>Fill in the following chart to compare the expected Big-Oh efficiencies for each implementation of the SparseBoundedGrid.</text:p>
      <text:p text:style-name="Text_20_body">Let r = number of rows, c = number of columns, and n = number of occupied location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2">Methods</text:p>
          </table:table-cell>
          <table:table-cell table:style-name="Table1.B1" office:value-type="string">
            <text:p text:style-name="P42">SparseGridNode <text:line-break/>version</text:p>
          </table:table-cell>
          <table:table-cell table:style-name="Table1.C1" office:value-type="string">
            <text:p text:style-name="P42">LinkedList&lt;OccupantInCol&gt; <text:line-break/>version</text:p>
          </table:table-cell>
          <table:table-cell table:style-name="Table1.D1" office:value-type="string">
            <text:p text:style-name="P42">HashMap <text:line-break/>version</text:p>
          </table:table-cell>
          <table:table-cell table:style-name="Table1.E1" office:value-type="string">
            <text:p text:style-name="P42">TreeMap <text:line-break/>version</text:p>
          </table:table-cell>
        </table:table-row>
        <table:table-row>
          <table:table-cell table:style-name="Table1.A7" office:value-type="string">
            <text:p text:style-name="P42">getNeighbors</text:p>
          </table:table-cell>
          <table:table-cell table:style-name="Table1.B7" office:value-type="string">
            <text:p text:style-name="P43"><text:span text:style-name="T15">O(</text:span><text:span text:style-name="T20">c</text:span><text:span text:style-name="T15">)</text:span></text:p>
          </table:table-cell>
          <table:table-cell table:style-name="Table1.C7" office:value-type="string">
            <text:p text:style-name="P43"><text:span text:style-name="T15">O(</text:span><text:span text:style-name="T20">c</text:span><text:span text:style-name="T15">)</text:span></text:p>
          </table:table-cell>
          <table:table-cell table:style-name="Table1.D7" office:value-type="string">
            <text:p text:style-name="P43"><text:span text:style-name="T15">O(</text:span><text:span text:style-name="T20">1</text:span><text:span text:style-name="T15">)</text:span></text:p>
          </table:table-cell>
          <table:table-cell table:style-name="Table1.E7" office:value-type="string">
            <text:p text:style-name="P43"><text:span text:style-name="T15">O(</text:span><text:span text:style-name="T20">lg n</text:span><text:span text:style-name="T15">)</text:span></text:p>
          </table:table-cell>
        </table:table-row>
        <table:table-row>
          <table:table-cell table:style-name="Table1.A7" office:value-type="string">
            <text:p text:style-name="P42">getEmptyAdjacentLocations</text:p>
          </table:table-cell>
          <table:table-cell table:style-name="Table1.B7" office:value-type="string">
            <text:p text:style-name="P43"><text:span text:style-name="T15">O(</text:span><text:span text:style-name="T20">c</text:span><text:span text:style-name="T15">)</text:span></text:p>
          </table:table-cell>
          <table:table-cell table:style-name="Table1.C7" office:value-type="string">
            <text:p text:style-name="P43"><text:span text:style-name="T15">O(</text:span><text:span text:style-name="T20">c</text:span><text:span text:style-name="T15">)</text:span></text:p>
          </table:table-cell>
          <table:table-cell table:style-name="Table1.D7" office:value-type="string">
            <text:p text:style-name="P43"><text:span text:style-name="T15">O(</text:span><text:span text:style-name="T20">1</text:span><text:span text:style-name="T15">)</text:span></text:p>
          </table:table-cell>
          <table:table-cell table:style-name="Table1.E7" office:value-type="string">
            <text:p text:style-name="P43"><text:span text:style-name="T15">O(</text:span><text:span text:style-name="T20">lg n</text:span><text:span text:style-name="T15">)</text:span></text:p>
          </table:table-cell>
        </table:table-row>
        <table:table-row>
          <table:table-cell table:style-name="Table1.A7" office:value-type="string">
            <text:p text:style-name="P42">getOccupiedAdjacentLocations</text:p>
          </table:table-cell>
          <table:table-cell table:style-name="Table1.B7" office:value-type="string">
            <text:p text:style-name="P43"><text:span text:style-name="T15">O(</text:span><text:span text:style-name="T20">c</text:span><text:span text:style-name="T15">)</text:span></text:p>
          </table:table-cell>
          <table:table-cell table:style-name="Table1.C7" office:value-type="string">
            <text:p text:style-name="P43"><text:span text:style-name="T15">O(</text:span><text:span text:style-name="T20">c</text:span><text:span text:style-name="T15">)</text:span></text:p>
          </table:table-cell>
          <table:table-cell table:style-name="Table1.D7" office:value-type="string">
            <text:p text:style-name="P43"><text:span text:style-name="T15">O(</text:span><text:span text:style-name="T20">1</text:span><text:span text:style-name="T15">)</text:span></text:p>
          </table:table-cell>
          <table:table-cell table:style-name="Table1.E7" office:value-type="string">
            <text:p text:style-name="P43"><text:span text:style-name="T15">O(</text:span><text:span text:style-name="T20">lg n</text:span><text:span text:style-name="T15">)</text:span></text:p>
          </table:table-cell>
        </table:table-row>
        <table:table-row>
          <table:table-cell table:style-name="Table1.A7" office:value-type="string">
            <text:p text:style-name="P42">getOccupiedLocations</text:p>
          </table:table-cell>
          <table:table-cell table:style-name="Table1.B7" office:value-type="string">
            <text:p text:style-name="P43"><text:span text:style-name="T15">O(</text:span><text:span text:style-name="T20">c + n</text:span><text:span text:style-name="T15">)</text:span></text:p>
          </table:table-cell>
          <table:table-cell table:style-name="Table1.C7" office:value-type="string">
            <text:p text:style-name="P43"><text:span text:style-name="T15">O(</text:span><text:span text:style-name="T20">c + n</text:span><text:span text:style-name="T15">)</text:span></text:p>
          </table:table-cell>
          <table:table-cell table:style-name="Table1.D7" office:value-type="string">
            <text:p text:style-name="P43"><text:span text:style-name="T15">O(</text:span><text:span text:style-name="T20">n</text:span><text:span text:style-name="T15">)</text:span></text:p>
          </table:table-cell>
          <table:table-cell table:style-name="Table1.E7" office:value-type="string">
            <text:p text:style-name="P43"><text:span text:style-name="T15">O(</text:span><text:span text:style-name="T20">n</text:span><text:span text:style-name="T15">)</text:span></text:p>
          </table:table-cell>
        </table:table-row>
        <table:table-row>
          <table:table-cell table:style-name="Table1.A7" office:value-type="string">
            <text:p text:style-name="P42">get</text:p>
          </table:table-cell>
          <table:table-cell table:style-name="Table1.B7" office:value-type="string">
            <text:p text:style-name="P43"><text:span text:style-name="T15">O(</text:span><text:span text:style-name="T20">c</text:span><text:span text:style-name="T15">)</text:span></text:p>
          </table:table-cell>
          <table:table-cell table:style-name="Table1.C7" office:value-type="string">
            <text:p text:style-name="P43"><text:span text:style-name="T15">O(</text:span><text:span text:style-name="T20">c</text:span><text:span text:style-name="T15">)</text:span></text:p>
          </table:table-cell>
          <table:table-cell table:style-name="Table1.D7" office:value-type="string">
            <text:p text:style-name="P43"><text:span text:style-name="T15">O(</text:span><text:span text:style-name="T20">1</text:span><text:span text:style-name="T15">)</text:span></text:p>
          </table:table-cell>
          <table:table-cell table:style-name="Table1.E7" office:value-type="string">
            <text:p text:style-name="P43"><text:span text:style-name="T15">O(</text:span><text:span text:style-name="T20">lg n</text:span><text:span text:style-name="T15">)</text:span></text:p>
          </table:table-cell>
        </table:table-row>
        <table:table-row>
          <table:table-cell table:style-name="Table1.A7" office:value-type="string">
            <text:p text:style-name="P42">put</text:p>
          </table:table-cell>
          <table:table-cell table:style-name="Table1.B7" office:value-type="string">
            <text:p text:style-name="P43"><text:span text:style-name="T15">O(</text:span><text:span text:style-name="T20">c</text:span><text:span text:style-name="T15">)</text:span></text:p>
          </table:table-cell>
          <table:table-cell table:style-name="Table1.C7" office:value-type="string">
            <text:p text:style-name="P43"><text:span text:style-name="T15">O(</text:span><text:span text:style-name="T20">c</text:span><text:span text:style-name="T15">)</text:span></text:p>
          </table:table-cell>
          <table:table-cell table:style-name="Table1.D7" office:value-type="string">
            <text:p text:style-name="P43"><text:span text:style-name="T15">O(</text:span><text:span text:style-name="T20">1</text:span><text:span text:style-name="T15">)</text:span></text:p>
          </table:table-cell>
          <table:table-cell table:style-name="Table1.E7" office:value-type="string">
            <text:p text:style-name="P43"><text:span text:style-name="T15">O(</text:span><text:span text:style-name="T20">lg n</text:span><text:span text:style-name="T15">)</text:span></text:p>
          </table:table-cell>
        </table:table-row>
        <table:table-row>
          <table:table-cell table:style-name="Table1.A8" office:value-type="string">
            <text:p text:style-name="P42">remove</text:p>
          </table:table-cell>
          <table:table-cell table:style-name="Table1.B8" office:value-type="string">
            <text:p text:style-name="P43"><text:span text:style-name="T15">O(</text:span><text:span text:style-name="T20">c</text:span><text:span text:style-name="T15">)</text:span></text:p>
          </table:table-cell>
          <table:table-cell table:style-name="Table1.C8" office:value-type="string">
            <text:p text:style-name="P43"><text:span text:style-name="T15">O(</text:span><text:span text:style-name="T20">c</text:span><text:span text:style-name="T15">)</text:span></text:p>
          </table:table-cell>
          <table:table-cell table:style-name="Table1.D8" office:value-type="string">
            <text:p text:style-name="P43"><text:span text:style-name="T15">O(</text:span><text:span text:style-name="T20">1</text:span><text:span text:style-name="T15">)</text:span></text:p>
          </table:table-cell>
          <table:table-cell table:style-name="Table1.E8" office:value-type="string">
            <text:p text:style-name="P43"><text:span text:style-name="T15">O(</text:span><text:span text:style-name="T20">lg n</text:span><text:span text:style-name="T15">)</text:span></text:p>
          </table:table-cell>
        </table:table-row>
      </table:table>
      <text:p text:style-name="Text_20_body"/>
      <text:p text:style-name="P23"><text:span text:style-name="T14">3. <text:s/></text:span><text:span text:style-name="T16">Implement the methods specified by the Grid interface using this data structure. What is the Big-Oh efficiency of the get method? What is the efficiency of the put method when the row and column index values are within the current array bounds? What is the efficiency when the array needs to be resized?</text:span></text:p>
      <text:p text:style-name="P23"><text:span text:style-name="T16"/></text:p>
      <text:p text:style-name="P24"><text:span text:style-name="T17">The Big-Oh efficiency of the get method is O(</text:span><text:span text:style-name="T18">1</text:span><text:span text:style-name="T17">)</text:span><text:span text:style-name="T19">.</text:span></text:p>
      <text:p text:style-name="P25"><text:span text:style-name="T19">The Big-Oh efficiency of the put method is O(1) if the row and column index arewithin the current </text:span></text:p>
      <text:p text:style-name="P25"><text:span text:style-name="T19">array.</text:span></text:p>
      <text:p text:style-name="P25"><text:span text:style-name="T19">The Big-Oh efficiency of the put method is O(r * c), when the array needs to be resized. Where r and</text:span></text:p>
      <text:p text:style-name="P25"><text:span text:style-name="T19">c are the row and column of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meta:initial-creator>
    <meta:creation-date>2014-08-08T09:00:32</meta:creation-date>
    <dc:date>2014-08-09T19:54:39</dc:date>
    <dc:creator>George </dc:creator>
    <meta:editing-duration>PT4H54M14S</meta:editing-duration>
    <meta:editing-cycles>4</meta:editing-cycles>
    <meta:generator>LibreOffice/4.0.2.2$Linux_x86 LibreOffice_project/400m0$Build-2</meta:generator>
    <meta:document-statistic meta:table-count="1" meta:image-count="0" meta:object-count="0" meta:page-count="5" meta:paragraph-count="126" meta:word-count="1502" meta:character-count="8848" meta:non-whitespace-character-count="7405"/>
  </office:meta>
</office:document-meta>
</file>